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iJoinConditionImpl.getSelector2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iJoinConditionImpl.getSelector1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iJoinConditionImpl.getSelector2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iJoinConditionImpl.getSelector1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iJoinConditionImpl.getProperty2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iJoinConditionImpl.EquiJoinConditionImpl( NamePathResolver resolver , Name selector1Name , Name property1Name , Name selector2Name , Name property2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quiJoinCondition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iJoinConditionImpl.getProperty1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